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53.51pt" svg:height="255.09pt" svg:x="290.15pt" svg:y="2.83pt">
            <loext:p draw:notify-on-update-of-ranges="sum_sum.C2:sum_sum.C101 sum_sum.D2:sum_sum.D101 sum_sum.C2:sum_sum.C101 sum_sum.E2:sum_sum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41.333964417898" calcext:value-type="float">
            <text:p>41.33396441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41.275823119585" calcext:value-type="float">
            <text:p>41.27582311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39.707528184525" calcext:value-type="float">
            <text:p>39.70752818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37.462275491946" calcext:value-type="float">
            <text:p>37.46227549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5.886362633885" calcext:value-type="float">
            <text:p>35.8863626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39.612530804302" calcext:value-type="float">
            <text:p>39.61253080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41.974239527004" calcext:value-type="float">
            <text:p>41.9742395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43.10767773122" calcext:value-type="float">
            <text:p>43.10767773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36.974425803292" calcext:value-type="float">
            <text:p>36.97442580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38.022883700704" calcext:value-type="float">
            <text:p>38.0228837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41.581087507225" calcext:value-type="float">
            <text:p>41.58108750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38.108094610236" calcext:value-type="float">
            <text:p>38.1080946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38.33491521216" calcext:value-type="float">
            <text:p>38.3349152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37.672050805388" calcext:value-type="float">
            <text:p>37.6720508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40.976571407047" calcext:value-type="float">
            <text:p>40.9765714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44.563323220006" calcext:value-type="float">
            <text:p>44.563323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8.967639221234" calcext:value-type="float">
            <text:p>38.96763922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35.740005660508" calcext:value-type="float">
            <text:p>35.74000566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40.542548950048" calcext:value-type="float">
            <text:p>40.542548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86" calcext:value-type="float">
            <text:p>12886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39.822753631738" calcext:value-type="float">
            <text:p>39.82275363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50" calcext:value-type="float">
            <text:p>13350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37.897732467124" calcext:value-type="float">
            <text:p>37.89773246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814" calcext:value-type="float">
            <text:p>13814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42.23943944136" calcext:value-type="float">
            <text:p>42.23943944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278" calcext:value-type="float">
            <text:p>14278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40.515803348248" calcext:value-type="float">
            <text:p>40.5158033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742" calcext:value-type="float">
            <text:p>14742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40.340194793654" calcext:value-type="float">
            <text:p>40.34019479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206" calcext:value-type="float">
            <text:p>15206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40.234650428203" calcext:value-type="float">
            <text:p>40.23465042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670" calcext:value-type="float">
            <text:p>15670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41.064358185495" calcext:value-type="float">
            <text:p>41.06435818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34" calcext:value-type="float">
            <text:p>16134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40.121805897279" calcext:value-type="float">
            <text:p>40.12180589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98" calcext:value-type="float">
            <text:p>16598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39.04419168238" calcext:value-type="float">
            <text:p>39.04419168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2" calcext:value-type="float">
            <text:p>17062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39.418566512429" calcext:value-type="float">
            <text:p>39.4185665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544" calcext:value-type="float">
            <text:p>18544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40.592024908143" calcext:value-type="float">
            <text:p>40.59202490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10" calcext:value-type="float">
            <text:p>19010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38.316058372187" calcext:value-type="float">
            <text:p>38.3160583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74" calcext:value-type="float">
            <text:p>19474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8.179812051085" calcext:value-type="float">
            <text:p>38.17981205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38" calcext:value-type="float">
            <text:p>19938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9.353220494889" calcext:value-type="float">
            <text:p>39.35322049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402" calcext:value-type="float">
            <text:p>20402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44.186276745842" calcext:value-type="float">
            <text:p>44.18627674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866" calcext:value-type="float">
            <text:p>20866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44.26769170286" calcext:value-type="float">
            <text:p>44.26769170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30" calcext:value-type="float">
            <text:p>21330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40.350213091434" calcext:value-type="float">
            <text:p>40.35021309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794" calcext:value-type="float">
            <text:p>21794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41.670612307258" calcext:value-type="float">
            <text:p>41.67061230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258" calcext:value-type="float">
            <text:p>22258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8.695560197897" calcext:value-type="float">
            <text:p>38.69556019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722" calcext:value-type="float">
            <text:p>22722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36.618065388913" calcext:value-type="float">
            <text:p>36.61806538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186" calcext:value-type="float">
            <text:p>23186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41.359095769422" calcext:value-type="float">
            <text:p>41.35909576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39" calcext:value-type="float">
            <text:p>25639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37.113935089921" calcext:value-type="float">
            <text:p>37.1139350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864" calcext:value-type="float">
            <text:p>26864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39.015379329743" calcext:value-type="float">
            <text:p>39.0153793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28" calcext:value-type="float">
            <text:p>27328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42.608414033494" calcext:value-type="float">
            <text:p>42.60841403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792" calcext:value-type="float">
            <text:p>27792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41.968591458399" calcext:value-type="float">
            <text:p>41.96859145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256" calcext:value-type="float">
            <text:p>28256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43.401744238366" calcext:value-type="float">
            <text:p>43.40174423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720" calcext:value-type="float">
            <text:p>28720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40.446800342772" calcext:value-type="float">
            <text:p>40.44680034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84" calcext:value-type="float">
            <text:p>29184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42.364057630672" calcext:value-type="float">
            <text:p>42.36405763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648" calcext:value-type="float">
            <text:p>29648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37.819847900193" calcext:value-type="float">
            <text:p>37.8198479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112" calcext:value-type="float">
            <text:p>30112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42.370597455384" calcext:value-type="float">
            <text:p>42.37059745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576" calcext:value-type="float">
            <text:p>30576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41.065352360327" calcext:value-type="float">
            <text:p>41.0653523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040" calcext:value-type="float">
            <text:p>31040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37.849550813721" calcext:value-type="float">
            <text:p>37.84955081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504" calcext:value-type="float">
            <text:p>31504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41.856420403037" calcext:value-type="float">
            <text:p>41.8564204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968" calcext:value-type="float">
            <text:p>31968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37.181897675443" calcext:value-type="float">
            <text:p>37.18189767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432" calcext:value-type="float">
            <text:p>32432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40.631904814909" calcext:value-type="float">
            <text:p>40.63190481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896" calcext:value-type="float">
            <text:p>32896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38.901259306016" calcext:value-type="float">
            <text:p>38.9012593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360" calcext:value-type="float">
            <text:p>33360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43.211294365294" calcext:value-type="float">
            <text:p>43.21129436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824" calcext:value-type="float">
            <text:p>33824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38.617528790443" calcext:value-type="float">
            <text:p>38.61752879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88" calcext:value-type="float">
            <text:p>34288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8.007131442713" calcext:value-type="float">
            <text:p>38.00713144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752" calcext:value-type="float">
            <text:p>34752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40.653040772087" calcext:value-type="float">
            <text:p>40.6530407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68" calcext:value-type="float">
            <text:p>36268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38.929776321611" calcext:value-type="float">
            <text:p>38.92977632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762" calcext:value-type="float">
            <text:p>36762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40.380726617932" calcext:value-type="float">
            <text:p>40.38072661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226" calcext:value-type="float">
            <text:p>37226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41.032674179491" calcext:value-type="float">
            <text:p>41.0326741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90" calcext:value-type="float">
            <text:p>37690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39.078341856101" calcext:value-type="float">
            <text:p>39.07834185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154" calcext:value-type="float">
            <text:p>38154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38.429285908995" calcext:value-type="float">
            <text:p>38.429285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618" calcext:value-type="float">
            <text:p>38618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9.834305764072" calcext:value-type="float">
            <text:p>39.83430576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82" calcext:value-type="float">
            <text:p>39082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41.398654397806" calcext:value-type="float">
            <text:p>41.39865439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46" calcext:value-type="float">
            <text:p>39546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45.436501411976" calcext:value-type="float">
            <text:p>45.4365014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10" calcext:value-type="float">
            <text:p>40010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7.998008421297" calcext:value-type="float">
            <text:p>37.9980084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474" calcext:value-type="float">
            <text:p>40474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42.331471357419" calcext:value-type="float">
            <text:p>42.33147135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938" calcext:value-type="float">
            <text:p>40938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39.578551104911" calcext:value-type="float">
            <text:p>39.57855110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402" calcext:value-type="float">
            <text:p>41402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40.321097567687" calcext:value-type="float">
            <text:p>40.3210975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866" calcext:value-type="float">
            <text:p>41866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8.403545103697" calcext:value-type="float">
            <text:p>38.40354510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330" calcext:value-type="float">
            <text:p>42330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41.24794280651" calcext:value-type="float">
            <text:p>41.2479428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94" calcext:value-type="float">
            <text:p>42794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41.033766821929" calcext:value-type="float">
            <text:p>41.0337668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258" calcext:value-type="float">
            <text:p>43258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41.257762984523" calcext:value-type="float">
            <text:p>41.25776298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722" calcext:value-type="float">
            <text:p>43722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42.895922900182" calcext:value-type="float">
            <text:p>42.8959229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86" calcext:value-type="float">
            <text:p>44186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40.893477841862" calcext:value-type="float">
            <text:p>40.89347784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50" calcext:value-type="float">
            <text:p>44650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38.762529041128" calcext:value-type="float">
            <text:p>38.76252904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4" calcext:value-type="float">
            <text:p>45114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39.005721357575" calcext:value-type="float">
            <text:p>39.00572135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578" calcext:value-type="float">
            <text:p>45578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42.78899620843" calcext:value-type="float">
            <text:p>42.78899620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042" calcext:value-type="float">
            <text:p>46042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41.003664385609" calcext:value-type="float">
            <text:p>41.00366438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297" calcext:value-type="float">
            <text:p>48297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39.675989080259" calcext:value-type="float">
            <text:p>39.67598908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522" calcext:value-type="float">
            <text:p>49522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41.84676894403" calcext:value-type="float">
            <text:p>41.8467689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86" calcext:value-type="float">
            <text:p>49986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8.973333773431" calcext:value-type="float">
            <text:p>38.97333377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50" calcext:value-type="float">
            <text:p>50450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40.700822303876" calcext:value-type="float">
            <text:p>40.70082230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914" calcext:value-type="float">
            <text:p>50914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39.897347277837" calcext:value-type="float">
            <text:p>39.89734727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78" calcext:value-type="float">
            <text:p>51378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42.761606617995" calcext:value-type="float">
            <text:p>42.7616066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42" calcext:value-type="float">
            <text:p>51842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40.733864764655" calcext:value-type="float">
            <text:p>40.73386476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306" calcext:value-type="float">
            <text:p>52306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42.045910112596" calcext:value-type="float">
            <text:p>42.0459101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828" calcext:value-type="float">
            <text:p>53828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42.717591221343" calcext:value-type="float">
            <text:p>42.7175912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294" calcext:value-type="float">
            <text:p>54294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39.913462750022" calcext:value-type="float">
            <text:p>39.913462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758" calcext:value-type="float">
            <text:p>54758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42.352829233461" calcext:value-type="float">
            <text:p>42.35282923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222" calcext:value-type="float">
            <text:p>55222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43.627405599718" calcext:value-type="float">
            <text:p>43.6274055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86" calcext:value-type="float">
            <text:p>55686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42.810479400765" calcext:value-type="float">
            <text:p>42.81047940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150" calcext:value-type="float">
            <text:p>56150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40.545815977083" calcext:value-type="float">
            <text:p>40.5458159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614" calcext:value-type="float">
            <text:p>56614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41.797768385176" calcext:value-type="float">
            <text:p>41.7977683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078" calcext:value-type="float">
            <text:p>57078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41.538075463824" calcext:value-type="float">
            <text:p>41.53807546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42" calcext:value-type="float">
            <text:p>57542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39.038774697982" calcext:value-type="float">
            <text:p>39.0387746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006" calcext:value-type="float">
            <text:p>58006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42.475687814205" calcext:value-type="float">
            <text:p>42.47568781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470" calcext:value-type="float">
            <text:p>58470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40.358350754653" calcext:value-type="float">
            <text:p>40.3583507547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6:48:40.408243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6:49:02.231133773</dc:date>
    <meta:editing-duration>PT1M22S</meta:editing-duration>
    <meta:editing-cycles>3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Total energy generation</text:p>
        </chart:title>
        <chart:subtitle svg:x="4.725cm" svg:y="1.286cm" chart:style-name="ch3">
          <text:p>system overview-hidden alert-2RTUs</text:p>
        </chart:subtitle>
        <chart:legend chart:legend-position="end" svg:x="13.114cm" svg:y="3.925cm" style:legend-expansion="high" chart:style-name="ch4"/>
        <chart:plot-area chart:style-name="ch5" table:cell-range-address="sum_sum.C2:sum_sum.E101" chart:data-source-has-labels="row" svg:x="0.32cm" svg:y="2.153cm" svg:width="12.474cm" svg:height="6.667cm">
          <chartooo:coordinate-region svg:x="0.994cm" svg:y="2.366cm" svg:width="11.269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sum.D2:sum_sum.D101" loext:label-string="sum" chart:class="chart:scatter">
            <chart:domain table:cell-range-address="sum_sum.C2:sum_sum.C101"/>
            <chart:data-point chart:repeated="100"/>
          </chart:series>
          <chart:series chart:style-name="ch9" chart:values-cell-range-address="sum_sum.E2:sum_sum.E101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2:sum_sum.C101</svg:desc>
                </draw:g>
              </table:table-cell>
              <table:table-cell office:value-type="float" office:value="41.333964417898">
                <text:p>41.333964417898</text:p>
                <draw:g>
                  <svg:desc>sum_sum.D2:sum_sum.D101</svg:desc>
                </draw:g>
              </table:table-cell>
              <table:table-cell office:value-type="float" office:value="100">
                <text:p>100</text:p>
                <draw:g>
                  <svg:desc>sum_sum.E2:sum_sum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41.275823119585">
                <text:p>41.275823119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39.707528184525">
                <text:p>39.707528184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37.462275491946">
                <text:p>37.4622754919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5.886362633885">
                <text:p>35.886362633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39.612530804302">
                <text:p>39.612530804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41.974239527004">
                <text:p>41.974239527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3.10767773122">
                <text:p>43.10767773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6.974425803292">
                <text:p>36.974425803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8.022883700704">
                <text:p>38.022883700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41.581087507225">
                <text:p>41.581087507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8.108094610236">
                <text:p>38.108094610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38.33491521216">
                <text:p>38.33491521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37.672050805388">
                <text:p>37.672050805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40.976571407047">
                <text:p>40.9765714070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4.563323220006">
                <text:p>44.563323220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8.967639221234">
                <text:p>38.967639221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35.740005660508">
                <text:p>35.740005660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40.542548950048">
                <text:p>40.542548950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39.822753631738">
                <text:p>39.822753631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37.897732467124">
                <text:p>37.897732467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2.23943944136">
                <text:p>42.23943944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40.515803348248">
                <text:p>40.515803348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40.340194793654">
                <text:p>40.340194793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40.234650428203">
                <text:p>40.234650428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41.064358185495">
                <text:p>41.064358185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40.121805897279">
                <text:p>40.121805897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39.04419168238">
                <text:p>39.04419168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39.418566512429">
                <text:p>39.418566512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40.592024908143">
                <text:p>40.592024908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38.316058372187">
                <text:p>38.316058372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8.179812051085">
                <text:p>38.1798120510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9.353220494889">
                <text:p>39.353220494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44.186276745842">
                <text:p>44.186276745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44.26769170286">
                <text:p>44.26769170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40.350213091434">
                <text:p>40.350213091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41.670612307258">
                <text:p>41.670612307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8.695560197897">
                <text:p>38.695560197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36.618065388913">
                <text:p>36.618065388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41.359095769422">
                <text:p>41.359095769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37.113935089921">
                <text:p>37.113935089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39.015379329743">
                <text:p>39.015379329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42.608414033494">
                <text:p>42.608414033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41.968591458399">
                <text:p>41.968591458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43.401744238366">
                <text:p>43.401744238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40.446800342772">
                <text:p>40.446800342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42.364057630672">
                <text:p>42.364057630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37.819847900193">
                <text:p>37.819847900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2.370597455384">
                <text:p>42.370597455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41.065352360327">
                <text:p>41.065352360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37.849550813721">
                <text:p>37.849550813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41.856420403037">
                <text:p>41.8564204030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7.181897675443">
                <text:p>37.181897675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40.631904814909">
                <text:p>40.631904814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38.901259306016">
                <text:p>38.901259306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43.211294365294">
                <text:p>43.211294365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38.617528790443">
                <text:p>38.617528790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8.007131442713">
                <text:p>38.007131442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40.653040772087">
                <text:p>40.653040772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38.929776321611">
                <text:p>38.929776321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40.380726617932">
                <text:p>40.380726617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41.032674179491">
                <text:p>41.032674179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9.078341856101">
                <text:p>39.078341856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38.429285908995">
                <text:p>38.429285908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9.834305764072">
                <text:p>39.834305764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41.398654397806">
                <text:p>41.398654397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45.436501411976">
                <text:p>45.436501411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7.998008421297">
                <text:p>37.998008421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42.331471357419">
                <text:p>42.331471357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39.578551104911">
                <text:p>39.578551104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40.321097567687">
                <text:p>40.321097567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8.403545103697">
                <text:p>38.403545103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41.24794280651">
                <text:p>41.24794280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41.033766821929">
                <text:p>41.033766821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41.257762984523">
                <text:p>41.257762984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42.895922900182">
                <text:p>42.895922900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40.893477841862">
                <text:p>40.893477841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38.762529041128">
                <text:p>38.762529041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39.005721357575">
                <text:p>39.005721357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42.78899620843">
                <text:p>42.78899620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41.003664385609">
                <text:p>41.003664385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39.675989080259">
                <text:p>39.675989080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41.84676894403">
                <text:p>41.84676894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8.973333773431">
                <text:p>38.973333773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40.700822303876">
                <text:p>40.700822303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9.897347277837">
                <text:p>39.897347277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42.761606617995">
                <text:p>42.761606617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40.733864764655">
                <text:p>40.733864764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42.045910112596">
                <text:p>42.045910112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42.717591221343">
                <text:p>42.717591221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39.913462750022">
                <text:p>39.913462750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42.352829233461">
                <text:p>42.352829233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43.627405599718">
                <text:p>43.627405599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42.810479400765">
                <text:p>42.810479400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40.545815977083">
                <text:p>40.545815977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41.797768385176">
                <text:p>41.797768385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41.538075463824">
                <text:p>41.538075463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39.038774697982">
                <text:p>39.038774697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2.475687814205">
                <text:p>42.475687814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40.358350754653">
                <text:p>40.35835075465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